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6425C6C4B032407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erif"/>
    <style:font-face style:name="Liberation Sans1" svg:font-family="'Liberation Sans', sans-serif"/>
    <style:font-face style:name="Trebuchet MS" svg:font-family="'Trebuchet MS', Verdana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ulka1" style:family="table">
      <style:table-properties style:width="16.002cm" fo:margin-left="0cm" fo:margin-top="0cm" fo:margin-bottom="0cm" table:align="left" style:writing-mode="lr-tb"/>
    </style:style>
    <style:style style:name="Tabulka1.A" style:family="table-column">
      <style:table-column-properties style:column-width="3.882cm"/>
    </style:style>
    <style:style style:name="Tabulka1.B" style:family="table-column">
      <style:table-column-properties style:column-width="12.118cm"/>
    </style:style>
    <style:style style:name="Tabulka1.1" style:family="table-row">
      <style:table-row-properties fo:keep-together="auto"/>
    </style:style>
    <style:style style:name="Tabulka1.A1" style:family="table-cell">
      <style:table-cell-properties fo:background-color="#ffffff" fo:padding-left="0cm" fo:padding-right="0cm" fo:padding-top="0.199cm" fo:padding-bottom="0.199cm" fo:border="none">
        <style:background-image/>
      </style:table-cell-properties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3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#ffffff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paragraph-rsid="0006347d" style:language-complex="ar" style:country-complex="SA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language="cs" fo:country="CZ" officeooo:rsid="000634a0" officeooo:paragraph-rsid="0006347d" style:language-complex="ar" style:country-complex="SA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06347d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06347d"/>
    </style:style>
    <style:style style:name="P8" style:family="paragraph" style:parent-style-name="Heading">
      <style:paragraph-properties fo:text-align="center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>
        <style:tab-stops>
          <style:tab-stop style:position="4.286cm"/>
        </style:tab-stops>
      </style:paragraph-properties>
    </style:style>
    <style:style style:name="P11" style:family="paragraph" style:parent-style-name="Table_20_Contents">
      <style:text-properties fo:background-color="#ffff00"/>
    </style:style>
    <style:style style:name="P12" style:family="paragraph" style:parent-style-name="Table_20_Contents">
      <style:text-properties fo:background-color="transparent"/>
    </style:style>
    <style:style style:name="P13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 style:master-page-name="First_20_Page">
      <style:paragraph-properties fo:text-align="end" style:justify-single-word="false" style:page-number="auto"/>
    </style:style>
    <style:style style:name="T1" style:family="text">
      <style:text-properties fo:background-color="#ffffff" loext:char-shading-value="0"/>
    </style:style>
    <style:style style:name="T2" style:family="text">
      <style:text-properties loext:char-shading-value="0" fo:background-color="#ffffff"/>
    </style:style>
    <style:style style:name="T3" style:family="text">
      <style:text-properties officeooo:rsid="0006347d" loext:char-shading-value="0" fo:background-color="#ffffff"/>
    </style:style>
    <style:style style:name="T4" style:family="text">
      <style:text-properties fo:background-color="#ffffff"/>
    </style:style>
    <style:style style:name="T5" style:family="text">
      <style:text-properties fo:font-weight="bold" fo:background-color="#ffffff" loext:char-shading-value="0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background-color="#ffff00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font-name-complex="Liberation Sans2"/>
    </style:style>
    <style:style style:name="T10" style:family="text">
      <style:text-properties officeooo:rsid="000f6c19"/>
    </style:style>
    <style:style style:name="T11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12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1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1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15" style:family="text">
      <style:text-properties fo:font-variant="normal" fo:text-transform="none" fo:color="#555555" style:font-name="Trebuchet MS" fo:font-size="15pt" fo:letter-spacing="normal" fo:font-style="normal" loext:char-shading-value="0" fo:background-color="#ffffff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sp. zn. </text:span>#9390</text:p>
      <text:p text:style-name="P14"><text:span text:style-name="T2"/></text:p>
      <text:p text:style-name="P8"><text:span text:style-name="T1">Zadávací list </text:span></text:p>
      <text:p text:style-name="P1"><text:span text:style-name="T1">Smluvní strany uzavírají dohodu za následujících podmínek:</text:span>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5">Zadavatel</text:span><text:span text:style-name="T1">:</text:span></text:p>
          </table:table-cell>
          <table:table-cell table:style-name="Tabulka1.A1" office:value-type="string">
            <text:p text:style-name="P9"><text:span text:style-name="T6">Česká pirátská strana, </text:span>republikové předsednictvo <text:line-break/>za smluvní stranu podepsal Mgr. et Mgr. Jakub Michálek, 3. místopředseda strany</text:p>
            <text:p text:style-name="P9"/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5">Dodavatel</text:span><text:span text:style-name="T1">:</text:span></text:p>
          </table:table-cell>
          <table:table-cell table:style-name="Tabulka1.A1" office:value-type="string">
            <text:p text:style-name="Table_20_Contents">Jméno: Mgr. Ing. Jaromír Beránek</text:p>
            <text:p text:style-name="P10">podnikatel, IČ: 04372085, sídlo: Praha 4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5">Zadané úkoly</text:span><text:span text:style-name="T1">:</text:span></text:p>
          </table:table-cell>
          <table:table-cell table:style-name="Tabulka1.A1" office:value-type="string">
            <text:p text:style-name="Table_20_Contents">Činnosti spojené s výkonem funkce vedoucího finančního odboru České pirátské strany</text:p>
            <text:p text:style-name="Table_20_Contents"/>
            <text:p text:style-name="Table_20_Contents"><text:span text:style-name="Internet_20_link"><text:span text:style-name="T7"/>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6">Časová náročnost</text:span>:</text:p>
          </table:table-cell>
          <table:table-cell table:style-name="Tabulka1.A1" office:value-type="string">
            <text:p text:style-name="Table_20_Contents">Odhad: 50 h měsíčně (slovy: padesát hodin)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5">Smluvní typ</text:span><text:span text:style-name="T1">:</text:span></text:p>
          </table:table-cell>
          <table:table-cell table:style-name="Tabulka1.A1" office:value-type="string">
            <text:p text:style-name="Table_20_Contents"><text:bookmark-start text:name="__DdeLink__314_1032210249"/>Příkazní smlouva <text:bookmark-end text:name="__DdeLink__314_1032210249"/><text:tab/><text:tab/><text:tab/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5">Místo plnění</text:span><text:span text:style-name="T1">:</text:span></text:p>
          </table:table-cell>
          <table:table-cell table:style-name="Tabulka1.A1" office:value-type="string">
            <text:p text:style-name="Table_20_Contents"><text:span text:style-name="T1">Česká republik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5">Odměna</text:span><text:span text:style-name="T1">:</text:span></text:p>
          </table:table-cell>
          <table:table-cell table:style-name="Tabulka1.A1" office:value-type="string">
            <text:p text:style-name="P12">Paušální odměna: 10.000,- Kč měsíčně</text:p>
            <text:p text:style-name="P12">Úkolová odměna: max. 5000,- Kč měsíčně</text:p>
            <text:p text:style-name="P11"/>
            <text:p text:style-name="Table_20_Contents">odměna se vyplácí průběžně a zahrnuje i případný daňový odvod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5">Termín provedení</text:span><text:span text:style-name="T1">:</text:span></text:p>
          </table:table-cell>
          <table:table-cell table:style-name="Tabulka1.A1" office:value-type="string">
            <text:p text:style-name="Table_20_Contents"><text:span text:style-name="T1">Od 1. 1. 2018 </text:span><text:span text:style-name="T3">do 5.12.2018 </text:span></text:p>
          </table:table-cell>
        </table:table-row>
      </table:table>
      <text:p text:style-name="P2"><text:span text:style-name="T1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4">https://www.pirati.cz/rules/ppu</text:span></text:span></text:a><text:span text:style-name="T1">&gt;, s nimiž se smluvní strany seznámily a zavazují se je dodržovat. Na důkaz seznámení se s podmínkami a uzavření smlouvy připojují smluvní strany své podpisy:</text:span></text:p>
      <text:p text:style-name="P4">V <text:span text:style-name="T10">Praze</text:span> dne <text:span text:style-name="T10">1.1.2018</text:span></text:p>
      <text:p text:style-name="P4">Za zadavatele: <text:s/><text:tab/><text:tab/><text:tab/>Za dodavatele: </text:p>
      <text:p text:style-name="P5"><text:tab/><text:tab/></text:p>
      <text:p text:style-name="P4"><text:span text:style-name="T1">….................................................... <text:s text:c="2"/><text:tab/>…........................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erif"/>
    <style:font-face style:name="Liberation Sans1" svg:font-family="'Liberation Sans', sans-serif"/>
    <style:font-face style:name="Trebuchet MS" svg:font-family="'Trebuchet MS', Verdana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, 'Times New Roma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OpenSymbol1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1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punctuation-wrap="hanging" style:writing-mode="lr-tb"/>
      <style:text-properties fo:color="#000000" style:font-name="Liberation Sans" fo:font-family="'Liberation Sans', 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Times New Roman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1cm" fo:margin-bottom="1cm" loext:contextual-spacing="false" fo:keep-with-next="always"/>
      <style:text-properties style:font-name="Arial" fo:font-family="Arial" style:font-family-generic="roman" style:font-pitch="variable" fo:font-size="20pt" style:font-name-asian="DejaVu Sans Light" style:font-family-asian="'DejaVu Sans Light'" style:font-family-generic-asian="system" style:font-pitch-asian="variable" style:font-size-asian="20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499cm" fo:margin-bottom="0.499cm" loext:contextual-spacing="fals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keep-with-next="always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Heading" style:default-outline-level="3" style:list-style-name="" style:class="text"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Heading" style:default-outline-level="5" style:list-style-name="" style:class="text">
      <style:text-properties style:font-name="Liberation Serif1" fo:font-family="'Liberation Serif', 'Times New Roma'" style:font-family-generic="swiss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margin-left="3cm" fo:margin-right="0cm" fo:text-indent="0cm" style:auto-text-indent="fals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fo:text-align="center" style:justify-single-word="fals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_20_text" style:display-name="footnote text" style:family="paragraph" style:parent-style-name="Standard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default-outline-level="" style:class="extra"/>
    <style:style style:name="List_20_Heading" style:display-name="List Heading" style:family="paragraph" style:parent-style-name="Standard" style:default-outline-level="" style:class="html"/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/>
    </style:style>
    <style:style style:name="List_20_3" style:display-name="List 3" style:family="paragraph" style:parent-style-name="List" style:default-outline-level="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itace" style:family="paragraph" style:parent-style-name="Standard" style:default-outline-level="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family-generic="roman" style:font-pitch="variable" style:font-name-asian="OpenSymbol1" style:font-family-asian="OpenSymbol, 'Arial Unicode MS'" style:font-family-generic-asian="system" style:font-pitch-asian="variable" style:font-name-complex="OpenSymbol1" style:font-family-complex="OpenSymbol, 'Arial Unicode MS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ACRONYM" style:family="text"/>
    <style:style style:name="ListLabel_20_1" style:display-name="ListLabel 1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Liberation Sans', 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4.763cm"/>
          <style:tab-stop style:position="8.001cm" style:type="center"/>
          <style:tab-stop style:position="8.89cm"/>
          <style:tab-stop style:position="13.018cm"/>
          <style:tab-stop style:position="16.002cm" style:type="right"/>
        </style:tab-stops>
      </style:paragraph-properties>
    </style:style>
    <style:style style:name="M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 officeooo:paragraph-rsid="0006347d"/>
    </style:style>
    <style:style style:name="MP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officeooo:paragraph-rsid="0006347d"/>
    </style:style>
    <style:style style:name="MT1" style:family="text">
      <style:text-properties style:font-name-complex="Liberation Sans2"/>
    </style:style>
    <style:style style:name="MT2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79cm" fo:margin-left="2.499cm" fo:margin-right="2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svg:height="2.50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line-break/></text:span><text:span text:style-name="MT1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Picture" text:anchor-type="char" svg:x="0cm" svg:y="0.002cm" svg:width="5.666cm" svg:height="2.346cm" draw:z-index="0"><draw:image xlink:href="Pictures/100002010000044A000001C76425C6C4B0324075.png" xlink:type="simple" xlink:show="embed" xlink:actuate="onLoad"/></draw:frame></text:p>
      </style:header>
      <style:footer>
        <text:p text:style-name="MP2">Česká pirátská strana • Řehořova 943/19, 130 00 Praha 3 • Doručovat do datové schránky b2i4r6j</text:p>
        <text:p text:style-name="MP3"><text:span text:style-name="MT2">Tel. +420 </text:span><text:a xlink:type="simple" xlink:href="tel:778%20702%20713" office:target-frame-name="_blank" xlink:show="new" text:style-name="Internet_20_link" text:visited-style-name="Visited_20_Internet_20_Link"><text:span text:style-name="MT3">778 702 713</text:span></text:a><text:span text:style-name="MT2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2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2"> • IČO 71339698</text:span></text:p>
        <text:p text:style-name="MP3"><text:span text:style-name="MT4">Transparentní účty: Volební: 2901172853/2010, Zvláštní: 2200623578/2010,</text:span><text:span text:style-name="MT5"> </text:span><text:span text:style-name="MT4">2100048174/20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editing-cycles>9</meta:editing-cycles>
    <meta:print-date>2016-06-14T18:51:00</meta:print-date>
    <meta:creation-date>2018-01-12T22:09:00</meta:creation-date>
    <dc:date>2018-02-05T12:20:58.561604233</dc:date>
    <dc:language>cs-CZ</dc:language>
    <meta:editing-duration>PT28M13S</meta:editing-duration>
    <meta:generator>LibreOffice/5.1.6.2$Linux_X86_64 LibreOffice_project/10m0$Build-2</meta:generator>
    <meta:document-statistic meta:table-count="1" meta:image-count="1" meta:object-count="0" meta:page-count="1" meta:paragraph-count="31" meta:word-count="190" meta:character-count="1408" meta:non-whitespace-character-count="123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